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ffff" draw:textarea-horizontal-align="justify" draw:textarea-vertical-align="top" draw:auto-grow-height="false" fo:min-height="8.85cm" fo:min-width="17.7cm"/>
      <style:paragraph-properties style:writing-mode="lr-tb"/>
    </style:style>
    <style:style style:name="gr2" style:family="graphic" style:parent-style-name="standard">
      <style:graphic-properties svg:stroke-color="#ff0000" draw:fill-color="#ffffff" draw:textarea-horizontal-align="justify" draw:textarea-vertical-align="top" draw:auto-grow-height="false" fo:min-height="8.65cm" fo:min-width="17.7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6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3.8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4.1cm"/>
      <style:paragraph-properties style:writing-mode="lr-tb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.174cm" fo:min-width="0.066cm"/>
    </style:style>
    <style:style style:name="gr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45cm" fo:min-width="3.8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174cm" fo:min-width="0.06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938cm" fo:min-width="2.301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1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7cm"/>
      <style:paragraph-properties style:writing-mode="lr-tb"/>
    </style:style>
    <style:style style:name="gr13" style:family="graphic" style:parent-style-name="objectwithoutfill">
      <style:graphic-properties svg:stroke-width="0.081cm" draw:marker-start-width="0.322cm" draw:marker-end="Rounded_20_short_20_Arrow" draw:marker-end-width="0.422cm" draw:fill="solid" draw:textarea-vertical-align="middle" fo:padding-top="0.166cm" fo:padding-bottom="0.166cm" fo:padding-left="0.291cm" fo:padding-right="0.291cm"/>
    </style:style>
    <style:style style:name="gr14" style:family="graphic" style:parent-style-name="objectwithoutfill">
      <style:graphic-properties svg:stroke-width="0.081cm" svg:stroke-color="#81d41a" draw:marker-start-width="0.322cm" draw:marker-end="Rounded_20_short_20_Arrow" draw:marker-end-width="0.422cm" draw:fill="solid" draw:textarea-vertical-align="middle" fo:padding-top="0.166cm" fo:padding-bottom="0.166cm" fo:padding-left="0.291cm" fo:padding-right="0.291cm"/>
    </style:style>
    <style:style style:name="gr15" style:family="graphic" style:parent-style-name="objectwithoutfill">
      <style:graphic-properties svg:stroke-width="0.081cm" svg:stroke-color="#81d41a" draw:marker-start-width="0.322cm" draw:marker-end="Arrow" draw:marker-end-width="0.422cm" draw:fill="solid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width="0.081cm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81d41a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color="#000000" draw:fill="none" draw:textarea-horizontal-align="justify" draw:textarea-vertical-align="top" draw:auto-grow-height="false" fo:min-height="4.55cm" fo:min-width="13cm"/>
      <style:paragraph-properties style:writing-mode="lr-tb"/>
    </style:style>
    <style:style style:name="gr19" style:family="graphic" style:parent-style-name="objectwithoutfill">
      <style:graphic-properties svg:stroke-width="0.081cm" svg:stroke-color="#81d41a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color="#000000" draw:fill="none" draw:textarea-horizontal-align="justify" draw:textarea-vertical-align="top" draw:auto-grow-height="false" fo:min-height="11.35cm" fo:min-width="4.7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3.1cm"/>
      <style:paragraph-properties style:writing-mode="lr-tb"/>
    </style:style>
    <style:style style:name="gr22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4.15cm" fo:min-width="3.6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5.4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.301cm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top" draw:auto-grow-height="false" fo:min-height="4.75cm" fo:min-width="4.7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0.2cm"/>
      <style:paragraph-properties style:writing-mode="lr-tb"/>
    </style:style>
    <style:style style:name="gr27" style:family="graphic" style:parent-style-name="standard">
      <style:graphic-properties svg:stroke-color="#ffffff" draw:fill="none" draw:textarea-horizontal-align="justify" draw:textarea-vertical-align="middle" draw:auto-grow-height="false" fo:min-height="0.35cm" fo:min-width="1.5cm"/>
      <style:paragraph-properties style:writing-mode="lr-tb"/>
    </style:style>
    <style:style style:name="gr28" style:family="graphic" style:parent-style-name="standard">
      <style:graphic-properties svg:stroke-color="#ffffff" draw:fill="none" draw:textarea-horizontal-align="justify" draw:textarea-vertical-align="middle" draw:auto-grow-height="false" fo:min-height="0.35cm" fo:min-width="1.2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9cm"/>
      <style:paragraph-properties style:writing-mode="lr-tb"/>
    </style:style>
    <style:style style:name="gr30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color="#000000" draw:fill="none" draw:opacity="100%" draw:textarea-horizontal-align="justify" draw:textarea-vertical-align="top" draw:auto-grow-height="false" fo:min-height="15.45cm" fo:min-width="17.7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3cm"/>
      <style:paragraph-properties style:writing-mode="lr-tb"/>
    </style:style>
    <style:style style:name="gr33" style:family="graphic" style:parent-style-name="objectwithoutfill">
      <style:graphic-properties svg:stroke-width="0.081cm" svg:stroke-color="#81d41a" draw:marker-start="Rounded_20_short_20_Arrow" draw:marker-start-width="0.4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color="#000000" draw:fill="none" draw:textarea-horizontal-align="justify" draw:textarea-vertical-align="top" draw:auto-grow-height="false" fo:min-height="4.85cm" fo:min-width="7.4cm"/>
      <style:paragraph-properties style:writing-mode="lr-tb"/>
    </style:style>
    <style:style style:name="gr35" style:family="graphic" style:parent-style-name="standard">
      <style:graphic-properties draw:stroke="solid" draw:stroke-dash="Dot" svg:stroke-color="#000000" draw:fill-color="#ffffff" draw:textarea-horizontal-align="justify" draw:textarea-vertical-align="middle" draw:auto-grow-height="false" fo:min-height="0.65cm" fo:min-width="1.9cm"/>
      <style:paragraph-properties style:writing-mode="lr-tb"/>
    </style:style>
    <style:style style:name="gr36" style:family="graphic" style:parent-style-name="standard">
      <style:graphic-properties svg:stroke-color="#000000" draw:fill="none" draw:textarea-horizontal-align="justify" draw:textarea-vertical-align="top" draw:auto-grow-height="false" fo:min-height="4.45cm" fo:min-width="4.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112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0.1cm" fo:min-width="2.738cm"/>
    </style:style>
    <style:style style:name="gr39" style:family="graphic" style:parent-style-name="standard">
      <style:graphic-properties draw:textarea-horizontal-align="justify" draw:textarea-vertical-align="middle" draw:auto-grow-height="false" fo:min-height="0.005cm" fo:min-width="4.05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1.426cm"/>
    </style:style>
    <style:style style:name="gr4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3cm"/>
      <style:paragraph-properties style:writing-mode="lr-tb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2cm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1.9cm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5cm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cm"/>
      <style:paragraph-properties style:writing-mode="lr-tb"/>
    </style:style>
    <style:style style:name="gr47" style:family="graphic" style:parent-style-name="objectwithoutfill">
      <style:graphic-properties draw:marker-end="Arrow" draw:marker-end-width="0.3cm" draw:fill="solid" draw:textarea-vertical-align="middle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3.2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801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0cm" fo:min-width="0.813cm"/>
    </style:style>
    <style:style style:name="gr51" style:family="graphic" style:parent-style-name="standard">
      <style:graphic-properties draw:textarea-horizontal-align="justify" draw:textarea-vertical-align="middle" draw:auto-grow-height="false" fo:min-height="0cm" fo:min-width="3.263cm"/>
    </style:style>
    <style:style style:name="gr52" style:family="graphic" style:parent-style-name="standard">
      <style:graphic-properties draw:textarea-horizontal-align="justify" draw:textarea-vertical-align="middle" draw:auto-grow-height="false" fo:min-height="1.239cm" fo:min-width="0cm"/>
    </style:style>
    <style:style style:name="gr53" style:family="graphic" style:parent-style-name="standard">
      <style:graphic-properties draw:textarea-horizontal-align="justify" draw:textarea-vertical-align="middle" draw:auto-grow-height="false" fo:min-height="1.938cm" fo:min-width="0cm"/>
    </style:style>
    <style:style style:name="P1" style:family="paragraph">
      <style:paragraph-properties fo:text-align="start" style:writing-mode="lr-tb"/>
      <style:text-properties fo:font-size="14pt"/>
    </style:style>
    <style:style style:name="P2" style:family="paragraph">
      <loext:graphic-properties draw:fill-color="#ffffff"/>
      <style:paragraph-properties fo:text-align="start" style:writing-mode="lr-tb"/>
      <style:text-properties fo:font-size="14pt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-color="#ffffff"/>
      <style:paragraph-properties fo:text-align="center" style:writing-mode="lr-tb"/>
      <style:text-properties fo:font-size="9pt"/>
    </style:style>
    <style:style style:name="P5" style:family="paragraph">
      <loext:graphic-properties draw:fill-color="#ffff00"/>
      <style:paragraph-properties fo:text-align="center"/>
      <style:text-properties fo:font-size="9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start" style:writing-mode="lr-tb"/>
      <style:text-properties fo:font-size="9pt"/>
    </style:style>
    <style:style style:name="P10" style:family="paragraph">
      <loext:graphic-properties draw:fill="none"/>
      <style:paragraph-properties fo:text-align="start" style:writing-mode="lr-tb"/>
      <style:text-properties fo:font-size="9pt"/>
    </style:style>
    <style:style style:name="P11" style:family="paragraph">
      <style:paragraph-properties fo:margin-top="0cm" fo:margin-bottom="0cm" fo:text-align="center" style:writing-mode="lr-tb"/>
      <style:text-properties fo:font-size="9pt"/>
    </style:style>
    <style:style style:name="P12" style:family="paragraph">
      <loext:graphic-properties draw:fill-color="#ffffff"/>
      <style:paragraph-properties fo:margin-top="0cm" fo:margin-bottom="0cm" fo:text-align="center" style:writing-mode="lr-tb"/>
      <style:text-properties fo:font-size="9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9pt"/>
    </style:style>
    <style:style style:name="P14" style:family="paragraph">
      <style:paragraph-properties fo:text-align="center" style:writing-mode="lr-tb"/>
      <style:text-properties fo:font-size="32pt"/>
    </style:style>
    <style:style style:name="P15" style:family="paragraph">
      <loext:graphic-properties draw:fill="none"/>
      <style:paragraph-properties fo:text-align="center" style:writing-mode="lr-tb"/>
      <style:text-properties fo:font-size="32pt"/>
    </style:style>
    <style:style style:name="P16" style:family="paragraph">
      <style:paragraph-properties fo:text-align="start" style:writing-mode="lr-tb"/>
      <style:text-properties fo:font-size="9pt" style:font-size-asian="9pt" style:font-size-complex="9pt"/>
    </style:style>
    <style:style style:name="P17" style:family="paragraph">
      <loext:graphic-properties draw:fill="none" draw:opacity="100%"/>
      <style:paragraph-properties fo:text-align="start" style:writing-mode="lr-tb"/>
      <style:text-properties fo:font-size="9pt" style:font-size-asian="9pt" style:font-size-complex="9pt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="none"/>
      <style:paragraph-properties fo:text-align="start" style:writing-mode="lr-tb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size="9pt"/>
    </style:style>
    <style:style style:name="T1" style:family="text">
      <style:text-properties fo:font-size="14pt"/>
    </style:style>
    <style:style style:name="T2" style:family="text">
      <style:text-properties fo:font-size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2" draw:layer="Capa4" svg:width="18.2cm" svg:height="9.1cm" svg:x="1.4cm" svg:y="1.2cm">
            <text:p text:style-name="P1"><text:span text:style-name="T1">View 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Capa4" svg:width="18.2cm" svg:height="8.9cm" svg:x="1.4cm" svg:y="10.4cm">
            <text:p text:style-name="P1"><text:span text:style-name="T1">View 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Capa4" svg:width="18.2cm" svg:height="8.9cm" svg:x="1.4cm" svg:y="19.5cm">
            <draw:glue-point draw:id="4" svg:x="-0.329cm" svg:y="1.067cm"/>
            <text:p text:style-name="P1"><text:span text:style-name="T1">View 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5" draw:id="id5" draw:layer="layout" svg:width="2.1cm" svg:height="1cm" svg:x="3.3cm" svg:y="3.8cm">
            <text:p text:style-name="P3"><text:span text:style-name="T2">sc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1" draw:id="id11" draw:layer="layout" svg:width="4.3cm" svg:height="1.7cm" svg:x="7cm" svg:y="13.5cm">
            <text:p text:style-name="P3"><text:span text:style-name="T2">Env</text:span><text:span text:style-name="T2">iron</text:span><text:span text:style-name="T2">me</text:span><text:span text:style-name="T2">nt</text:span></text:p>
            <text:p text:style-name="P3"><text:span text:style-name="T2">Co</text:span><text:span text:style-name="T2">ordi</text:span><text:span text:style-name="T2">nat</text:span><text:span text:style-name="T2">o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xml:id="id13" draw:id="id13" draw:layer="layout" svg:width="4.6cm" svg:height="1.5cm" svg:x="8.8cm" svg:y="24.9cm">
            <draw:glue-point draw:id="4" svg:x="3.043cm" svg:y="-5cm"/>
            <draw:glue-point draw:id="5" svg:x="-2.608cm" svg:y="-5cm"/>
            <text:p text:style-name="P3"><text:span text:style-name="T2">Log</text:span></text:p>
            <text:p text:style-name="P3"><text:span text:style-name="T2">Co</text:span><text:span text:style-name="T2">nso</text:span><text:span text:style-name="T2">lida</text:span><text:span text:style-name="T2">to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xml:id="id6" draw:id="id6" draw:layer="layout" svg:width="0.8cm" svg:height="0.6cm" svg:x="3.9cm" svg:y="6.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5" draw:text-style-name="P4" xml:id="id12" draw:id="id12" draw:layer="layout" svg:width="4.6cm" svg:height="1.5cm" svg:x="8.8cm" svg:y="22.2cm">
            <draw:glue-point draw:id="4" svg:x="4.047cm" svg:y="-5cm"/>
            <draw:glue-point draw:id="5" svg:x="3.043cm" svg:y="5cm"/>
            <draw:glue-point draw:id="6" svg:x="-2.608cm" svg:y="5cm"/>
            <text:p text:style-name="P3"><text:span text:style-name="T2">Monitori</text:span><text:span text:style-name="T2">n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xml:id="id8" draw:id="id8" draw:layer="layout" svg:width="4.3cm" svg:height="1.7cm" svg:x="13.2cm" svg:y="13.5cm">
            <text:p text:style-name="P6"><text:span text:style-name="T2">Applic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xml:id="id7" draw:id="id7" draw:layer="layout" svg:width="0.8cm" svg:height="0.6cm" svg:x="4.9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8" draw:text-style-name="P5" xml:id="id1" draw:id="id1" draw:layer="layout" svg:width="0.8cm" svg:height="0.6cm" svg:x="11.6cm" svg:y="6.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9" draw:text-style-name="P4" xml:id="id4" draw:id="id4" draw:layer="layout" svg:width="2.8cm" svg:height="1.9cm" svg:x="14.6cm" svg:y="3.3cm">
            <text:p text:style-name="P3"><text:span text:style-name="T3">Artifact</text:span></text:p>
            <text:p text:style-name="P3"><text:span text:style-name="T3">D</text:span><text:span text:style-name="T2">B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xml:id="id3" draw:id="id3" draw:layer="layout" svg:width="3.6cm" svg:height="1.4cm" svg:x="7.3cm" svg:y="7.3cm">
            <text:p text:style-name="P3"><text:span text:style-name="T2">Deployment</text:span></text:p>
            <text:p text:style-name="P3"><text:span text:style-name="T2">or</text:span></text:p>
            <text:p text:style-name="P3"><text:span text:style-name="T2">CD (deployment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xml:id="id10" draw:id="id10" draw:layer="layout" svg:width="0.8cm" svg:height="0.6cm" svg:x="2.3cm" svg:y="14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1" draw:text-style-name="P4" xml:id="id2" draw:id="id2" draw:layer="layout" svg:width="2.5cm" svg:height="1.1cm" svg:x="7.4cm" svg:y="3.6cm">
            <draw:glue-point draw:id="4" svg:x="4.6cm" svg:y="5cm"/>
            <text:p text:style-name="P3"><text:span text:style-name="T2">CI / CD </text:span><text:span text:style-name="T2">(delivery)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xml:id="id14" draw:id="id14" draw:layer="Capa4" svg:width="3.2cm" svg:height="1.3cm" svg:x="2.3cm" svg:y="25cm">
            <text:p text:style-name="P3"><text:span text:style-name="T2">L</text:span><text:span text:style-name="T2">o</text:span><text:span text:style-name="T2">g</text:span><text:span text:style-name="T2">g</text:span><text:span text:style-name="T2">i</text:span><text:span text:style-name="T2">n</text:span><text:span text:style-name="T2">g</text:span></text:p>
            <text:p text:style-name="P3"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s</text:span></text:p>
            <draw:enhanced-geometry svg:viewBox="0 0 21600 21600" draw:type="rectangle" draw:enhanced-path="M 0 0 L 21600 0 21600 21600 0 21600 0 0 Z N"/>
          </draw:custom-shape>
          <draw:connector draw:style-name="gr13" draw:text-style-name="P8" draw:layer="layout" draw:type="line" svg:x1="11.717cm" svg:y1="6.288cm" svg:x2="9.8cm" svg:y2="4.7cm" draw:start-shape="id1" draw:start-glue-point="5" draw:end-shape="id2" draw:end-glue-point="4" svg:d="M11717 6288l-1917-1588" svg:viewBox="0 0 1918 1589">
            <text:p/>
          </draw:connector>
          <draw:connector draw:style-name="gr13" draw:text-style-name="P8" draw:layer="layout" draw:type="line" svg:x1="8.65cm" svg:y1="4.7cm" svg:x2="9.1cm" svg:y2="7.3cm" draw:start-shape="id2" draw:start-glue-point="2" draw:end-shape="id3" draw:end-glue-point="0" svg:d="M8650 4700l450 2600" svg:viewBox="0 0 451 2601">
            <text:p/>
          </draw:connector>
          <draw:connector draw:style-name="gr14" draw:text-style-name="P8" draw:layer="layout" draw:type="line" svg:x1="9.9cm" svg:y1="4.15cm" svg:x2="14.6cm" svg:y2="4.25cm" draw:start-shape="id2" draw:start-glue-point="1" draw:end-shape="id4" draw:end-glue-point="6" svg:d="M9900 4150l4700 100" svg:viewBox="0 0 4701 101">
            <text:p/>
          </draw:connector>
          <draw:connector draw:style-name="gr13" draw:text-style-name="P8" draw:layer="layout" draw:type="line" svg:x1="5.4cm" svg:y1="4.3cm" svg:x2="7.4cm" svg:y2="4.15cm" draw:start-shape="id5" draw:start-glue-point="1" draw:end-shape="id2" svg:d="M5400 4300l2000-150" svg:viewBox="0 0 2001 151">
            <text:p/>
          </draw:connector>
          <draw:connector draw:style-name="gr13" draw:text-style-name="P8" draw:layer="layout" draw:type="line" svg:x1="4.3cm" svg:y1="6.5cm" svg:x2="4.35cm" svg:y2="4.8cm" draw:start-shape="id6" draw:start-glue-point="4" draw:end-shape="id5" draw:end-glue-point="2" svg:d="M4300 6500l50-1700" svg:viewBox="0 0 51 1701">
            <text:p/>
          </draw:connector>
          <draw:connector draw:style-name="gr13" draw:text-style-name="P8" draw:layer="layout" draw:type="line" svg:x1="5.7cm" svg:y1="7.9cm" svg:x2="7.3cm" svg:y2="8cm" draw:start-shape="id7" draw:start-glue-point="10" draw:end-shape="id3" draw:end-glue-point="3" svg:d="M5700 7900l1600 100" svg:viewBox="0 0 1601 101">
            <text:p/>
          </draw:connector>
          <draw:connector draw:style-name="gr15" draw:text-style-name="P8" draw:layer="layout" draw:type="line" svg:x1="16cm" svg:y1="5.2cm" svg:x2="15.35cm" svg:y2="13.5cm" draw:start-shape="id4" draw:start-glue-point="7" draw:end-shape="id8" draw:end-glue-point="0" svg:d="M16000 5200l-650 8300" svg:viewBox="0 0 651 8301">
            <text:p/>
          </draw:connector>
          <draw:connector draw:style-name="gr16" draw:text-style-name="P8" draw:layer="layout" draw:type="line" svg:x1="9.1cm" svg:y1="8.7cm" svg:x2="11.65cm" svg:y2="12.3cm" draw:start-shape="id3" draw:start-glue-point="2" draw:end-shape="id9" draw:end-glue-point="0" svg:d="M9100 8700l2550 3600" svg:viewBox="0 0 2551 3601">
            <text:p/>
          </draw:connector>
          <draw:connector draw:style-name="gr16" draw:text-style-name="P8" draw:layer="layout" draw:type="line" svg:x1="3.1cm" svg:y1="14.7cm" svg:x2="4.9cm" svg:y2="14.7cm" draw:start-shape="id10" draw:start-glue-point="10" draw:end-shape="id9" draw:end-glue-point="3" svg:d="M3100 14700h1800" svg:viewBox="0 0 1801 1">
            <text:p/>
          </draw:connector>
          <draw:connector draw:style-name="gr16" draw:text-style-name="P8" draw:layer="layout" draw:type="line" svg:x1="11.3cm" svg:y1="14.35cm" svg:x2="13.2cm" svg:y2="14.35cm" draw:start-shape="id11" draw:start-glue-point="1" draw:end-shape="id8" draw:end-glue-point="3" svg:d="M11300 14350h1900" svg:viewBox="0 0 1901 1">
            <text:p/>
          </draw:connector>
          <draw:connector draw:style-name="gr17" draw:text-style-name="P8" draw:layer="layout" svg:x1="15.899cm" svg:y1="17.1cm" svg:x2="13.4cm" svg:y2="22.95cm" draw:start-shape="id9" draw:start-glue-point="6" draw:end-shape="id12" draw:end-glue-point="1" svg:d="M15899 17100v5850h-2499" svg:viewBox="0 0 2500 5851">
            <text:p/>
          </draw:connector>
          <draw:connector draw:style-name="gr17" draw:text-style-name="P8" draw:layer="layout" svg:x1="15.899cm" svg:y1="17.1cm" svg:x2="13.4cm" svg:y2="25.65cm" draw:start-shape="id9" draw:start-glue-point="6" draw:end-shape="id13" draw:end-glue-point="1" svg:d="M15899 17100v8550h-2499" svg:viewBox="0 0 2500 8551">
            <text:p/>
          </draw:connector>
          <draw:custom-shape draw:style-name="gr18" draw:text-style-name="P10" xml:id="id9" draw:id="id9" draw:layer="layout" svg:width="13.5cm" svg:height="4.8cm" svg:x="4.9cm" svg:y="12.3cm">
            <draw:glue-point draw:id="4" svg:x="-2.037cm" svg:y="-5cm"/>
            <draw:glue-point draw:id="5" svg:x="2.703cm" svg:y="-5cm"/>
            <draw:glue-point draw:id="6" svg:x="3.148cm" svg:y="5cm"/>
            <draw:glue-point draw:id="7" svg:x="-3.518cm" svg:y="5cm"/>
            <text:p text:style-name="P9"><text:span text:style-name="T2">Environme</text:span><text:span text:style-name="T2">nt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8" draw:layer="layout" svg:x1="8.8cm" svg:y1="22.95cm" svg:x2="6.901cm" svg:y2="17.1cm" draw:start-shape="id12" draw:start-glue-point="3" draw:end-shape="id9" draw:end-glue-point="7" svg:d="M8800 22950h-1899v-5850" svg:viewBox="0 0 1900 5851">
            <text:p/>
          </draw:connector>
          <draw:connector draw:style-name="gr19" draw:text-style-name="P8" draw:layer="layout" draw:type="line" svg:x1="5.5cm" svg:y1="25.65cm" svg:x2="8.8cm" svg:y2="25.65cm" draw:start-shape="id14" draw:start-glue-point="1" draw:end-shape="id13" draw:end-glue-point="3" svg:d="M5500 25650h3300" svg:viewBox="0 0 3301 1">
            <text:p/>
          </draw:connector>
          <draw:connector draw:style-name="gr17" draw:text-style-name="P8" draw:layer="layout" draw:type="line" svg:x1="12.499cm" svg:y1="23.7cm" svg:x2="12.499cm" svg:y2="24.9cm" draw:start-shape="id12" draw:start-glue-point="5" draw:end-shape="id13" draw:end-glue-point="4" svg:d="M12499 23700v1200" svg:viewBox="0 0 1 1201">
            <text:p/>
          </draw:connector>
          <draw:connector draw:style-name="gr17" draw:text-style-name="P8" draw:layer="layout" draw:type="line" svg:x1="9.901cm" svg:y1="24.9cm" svg:x2="9.901cm" svg:y2="23.7cm" draw:start-shape="id13" draw:start-glue-point="5" draw:end-shape="id12" draw:end-glue-point="6" svg:d="M9901 24900v-1200" svg:viewBox="0 0 1 1201">
            <text:p/>
          </draw:connector>
        </draw:g>
      </draw:page>
      <draw:page draw:name="page2" draw:style-name="dp1" draw:master-page-name="Predeterminado">
        <draw:g>
          <draw:custom-shape draw:style-name="gr20" draw:text-style-name="P10" draw:layer="Capa4" svg:width="5.2cm" svg:height="11.6cm" svg:x="8.6cm" svg:y="2.5cm">
            <text:p text:style-name="P9"><text:span text:style-name="T2">EC2 - AS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xml:id="id18" draw:id="id18" draw:layer="Capa4" svg:width="3.6cm" svg:height="1.7cm" svg:x="2.5cm" svg:y="3.3cm">
            <text:p text:style-name="P11"><text:span text:style-name="T2">EC2</text:span></text:p>
            <text:p text:style-name="P11"><text:span text:style-name="T2">as</text:span></text:p>
            <text:p text:style-name="P11"><text:span text:style-name="T2">Kubernetes</text:span></text:p>
            <text:p text:style-name="P11"><text:span text:style-name="T2">mast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3" xml:id="id16" draw:id="id16" draw:layer="Capa4" svg:width="4.1cm" svg:height="4.4cm" svg:x="9cm" svg:y="3.3cm">
            <text:p text:style-name="P3"><text:span text:style-name="T2">EC2</text:span></text:p>
            <text:p text:style-name="P3"><text:span text:style-name="T2">as</text:span></text:p>
            <text:p text:style-name="P3"><text:span text:style-name="T2">Kubernetes</text:span></text:p>
            <text:p text:style-name="P3"><text:span text:style-name="T2">node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xml:id="id15" draw:id="id15" draw:layer="Capa4" svg:width="5.9cm" svg:height="0.9cm" draw:transform="rotate (1.5707963267949) translate (17.7cm 11.3cm)">
            <text:p text:style-name="P3"><text:span text:style-name="T2">EC2 - LB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" xml:id="id22" draw:id="id22" draw:layer="Capa4" svg:width="1.8cm" svg:height="2cm" svg:x="2.1cm" svg:y="14cm">
            <text:p text:style-name="P3"><text:span text:style-name="T2">S3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" draw:text-style-name="P10" draw:layer="Capa4" svg:width="5.2cm" svg:height="5cm" svg:x="2.1cm" svg:y="2.5cm">
            <text:p text:style-name="P9"><text:span text:style-name="T2">EC2 – ASG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Capa4" svg:width="0.7cm" svg:height="1.8cm" svg:x="9.3cm" svg:y="5.2cm">
            <text:p text:style-name="P3"><text:span text:style-name="T2">po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Capa4" svg:width="0.7cm" svg:height="1.8cm" svg:x="10.3cm" svg:y="5.2cm">
            <text:p text:style-name="P3"><text:span text:style-name="T2">po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xml:id="id19" draw:id="id19" draw:layer="Capa4" svg:width="1.8cm" svg:height="2cm" svg:x="3.4cm" svg:y="10.2cm">
            <text:p text:style-name="P3"><text:span text:style-name="T2">ECR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15" draw:layer="Capa4" svg:width="2cm" svg:height="0.6cm" svg:x="3.3cm" svg:y="5.7cm">
            <text:p text:style-name="P14"><text:span text:style-name="T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5" draw:layer="Capa4" svg:width="1.7cm" svg:height="0.6cm" svg:x="11.1cm" svg:y="5.5cm">
            <text:p text:style-name="P14"><text:span text:style-name="T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xml:id="id17" draw:id="id17" draw:layer="Capa4" svg:width="4.1cm" svg:height="4.4cm" svg:x="9cm" svg:y="8.1cm">
            <text:p text:style-name="P3"><text:span text:style-name="T2">EC2</text:span></text:p>
            <text:p text:style-name="P3"><text:span text:style-name="T2">as</text:span></text:p>
            <text:p text:style-name="P3"><text:span text:style-name="T2">Kubernetes</text:span></text:p>
            <text:p text:style-name="P3"><text:span text:style-name="T2">node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Capa4" svg:width="0.7cm" svg:height="1.8cm" svg:x="9.3cm" svg:y="10cm">
            <text:p text:style-name="P3"><text:span text:style-name="T2">po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Capa4" svg:width="0.7cm" svg:height="1.8cm" svg:x="10.3cm" svg:y="10cm">
            <text:p text:style-name="P3"><text:span text:style-name="T2">po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5" draw:layer="Capa4" svg:width="1.7cm" svg:height="0.6cm" svg:x="11.1cm" svg:y="10.3cm">
            <text:p text:style-name="P14"><text:span text:style-name="T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5" draw:layer="Capa4" svg:width="1.7cm" svg:height="0.6cm" svg:x="10.3cm" svg:y="12.7cm">
            <text:p text:style-name="P14"><text:span text:style-name="T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xml:id="id23" draw:id="id23" draw:layer="layout" svg:width="3.4cm" svg:height="1.6cm" svg:x="11.3cm" svg:y="19.2cm">
            <text:p text:style-name="P3"><text:span text:style-name="T2">terraform and others</text:span></text:p>
            <text:p text:style-name="P3"><text:span text:style-name="T2">as</text:span></text:p>
            <text:p text:style-name="P3"><text:span text:style-name="T2">deployment tool</text:span></text:p>
            <draw:enhanced-geometry svg:viewBox="0 0 21600 21600" draw:type="rectangle" draw:enhanced-path="M 0 0 L 21600 0 21600 21600 0 21600 0 0 Z N"/>
          </draw:custom-shape>
          <draw:connector draw:style-name="gr30" draw:text-style-name="P8" draw:layer="layout" draw:type="line" svg:x1="17.7cm" svg:y1="8.35cm" svg:x2="13.1cm" svg:y2="5.5cm" draw:start-shape="id15" draw:start-glue-point="0" draw:end-shape="id16" draw:end-glue-point="1" svg:d="M17700 8350l-4600-2850" svg:viewBox="0 0 4601 2851">
            <text:p/>
          </draw:connector>
          <draw:connector draw:style-name="gr30" draw:text-style-name="P8" draw:layer="layout" draw:type="line" svg:x1="17.7cm" svg:y1="8.35cm" svg:x2="13.1cm" svg:y2="10.3cm" draw:start-shape="id15" draw:start-glue-point="0" draw:end-shape="id17" draw:end-glue-point="1" svg:d="M17700 8350l-4600 1950" svg:viewBox="0 0 4601 1951">
            <text:p/>
          </draw:connector>
          <draw:connector draw:style-name="gr16" draw:text-style-name="P8" draw:layer="layout" draw:type="line" svg:x1="6.1cm" svg:y1="4.15cm" svg:x2="9cm" svg:y2="5.5cm" draw:start-shape="id18" draw:start-glue-point="1" draw:end-shape="id16" draw:end-glue-point="3" svg:d="M6100 4150l2900 1350" svg:viewBox="0 0 2901 1351">
            <text:p/>
          </draw:connector>
          <draw:connector draw:style-name="gr16" draw:text-style-name="P8" draw:layer="layout" draw:type="line" svg:x1="6.1cm" svg:y1="4.15cm" svg:x2="9cm" svg:y2="10.3cm" draw:start-shape="id18" draw:start-glue-point="1" draw:end-shape="id17" draw:end-glue-point="3" svg:d="M6100 4150l2900 6150" svg:viewBox="0 0 2901 6151">
            <text:p/>
          </draw:connector>
          <draw:connector draw:style-name="gr19" draw:text-style-name="P8" draw:layer="layout" draw:type="line" svg:x1="5.2cm" svg:y1="11.2cm" svg:x2="9cm" svg:y2="5.5cm" draw:start-shape="id19" draw:start-glue-point="8" draw:end-shape="id16" draw:end-glue-point="3" svg:d="M5200 11200l3800-5700" svg:viewBox="0 0 3801 5701">
            <text:p/>
          </draw:connector>
          <draw:connector draw:style-name="gr19" draw:text-style-name="P8" draw:layer="layout" draw:type="line" svg:x1="5.2cm" svg:y1="11.2cm" svg:x2="9cm" svg:y2="10.3cm" draw:start-shape="id19" draw:start-glue-point="8" draw:end-shape="id17" draw:end-glue-point="3" svg:d="M5200 11200l3800-900" svg:viewBox="0 0 3801 901">
            <text:p/>
          </draw:connector>
          <draw:custom-shape draw:style-name="gr31" draw:text-style-name="P17" xml:id="id21" draw:id="id21" draw:layer="layout" svg:width="18.2cm" svg:height="15.7cm" svg:x="1.3cm" svg:y="1.4cm">
            <text:p text:style-name="P16"><text:span text:style-name="T3">AW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" xml:id="id20" draw:id="id20" draw:layer="layout" svg:width="2.8cm" svg:height="1.6cm" svg:x="5cm" svg:y="19.2cm">
            <text:p text:style-name="P3"><text:span text:style-name="T2">kops</text:span></text:p>
            <text:p text:style-name="P3"><text:span text:style-name="T2">as</text:span></text:p>
            <text:p text:style-name="P3"><text:span text:style-name="T2">provisioning tool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8" draw:layer="layout" draw:type="line" svg:x1="6.4cm" svg:y1="19.2cm" svg:x2="10.4cm" svg:y2="17.1cm" draw:start-shape="id20" draw:start-glue-point="0" draw:end-shape="id21" draw:end-glue-point="2" svg:d="M6400 19200l4000-2100" svg:viewBox="0 0 4001 2101">
            <text:p/>
          </draw:connector>
          <draw:connector draw:style-name="gr33" draw:text-style-name="P8" draw:layer="layout" draw:type="line" svg:x1="6.4cm" svg:y1="19.2cm" svg:x2="3cm" svg:y2="16cm" draw:start-shape="id20" draw:start-glue-point="0" draw:end-shape="id22" draw:end-glue-point="7" svg:d="M6400 19200l-3400-3200" svg:viewBox="0 0 3401 3201">
            <text:p/>
          </draw:connector>
          <draw:connector draw:style-name="gr16" draw:text-style-name="P8" draw:layer="layout" draw:type="line" svg:x1="13cm" svg:y1="19.2cm" svg:x2="10.4cm" svg:y2="17.1cm" draw:start-shape="id23" draw:start-glue-point="0" draw:end-shape="id21" draw:end-glue-point="2" svg:d="M13000 19200l-2600-2100" svg:viewBox="0 0 2601 2101">
            <text:p/>
          </draw:connector>
        </draw:g>
      </draw:page>
      <draw:page draw:name="page3" draw:style-name="dp1" draw:master-page-name="Predeterminado">
        <draw:custom-shape draw:style-name="gr34" draw:text-style-name="P19" draw:layer="Capa4" svg:width="7.9cm" svg:height="5.1cm" svg:x="2.2cm" svg:y="2.1cm">
          <text:p text:style-name="P18">KC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Capa4" svg:width="2.4cm" svg:height="0.9cm" svg:x="7.1cm" svg:y="3.3cm">
          <text:p text:style-name="P3"><text:span text:style-name="T2">Prometheu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Capa4" svg:width="2.4cm" svg:height="0.9cm" svg:x="2.5cm" svg:y="5.4cm">
          <text:p text:style-name="P3"><text:span text:style-name="T2">Pod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Capa4" svg:width="2.4cm" svg:height="0.9cm" svg:x="13.2cm" svg:y="3.1cm">
          <text:p text:style-name="P3"><text:span text:style-name="T2">Prometheus</text:span></text:p>
          <text:p text:style-name="P3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Capa4" svg:width="2.4cm" svg:height="0.9cm" svg:x="13.2cm" svg:y="4.4cm">
          <text:p text:style-name="P3"><text:span text:style-name="T2">Prometheus</text:span></text:p>
          <text:p text:style-name="P3"><text:span text:style-name="T2">Alertmanager</text:span>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Capa4" svg:width="5cm" svg:height="4.7cm" svg:x="12.9cm" svg:y="2cm">
          <text:p text:style-name="P18">Monitoring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Capa4" svg:width="2.4cm" svg:height="0.9cm" svg:x="13.2cm" svg:y="8.9cm">
          <text:p text:style-name="P3"><text:span text:style-name="T2">Loki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Capa4" svg:width="2.4cm" svg:height="0.9cm" svg:x="13.2cm" svg:y="10.2cm">
          <text:p text:style-name="P3"><text:span text:style-name="T2">Grafana</text:span>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Capa4" svg:width="5cm" svg:height="4.7cm" svg:x="12.9cm" svg:y="7.8cm">
          <text:p text:style-name="P18">Logging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Capa4" svg:width="0.8cm" svg:height="1.7cm" svg:x="16cm" svg:y="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8" draw:text-style-name="P20" draw:layer="Capa4" svg:width="3.7cm" svg:height="0.7cm" svg:x="9.5cm" svg:y="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0" draw:layer="Capa4" svg:width="5.199cm" svg:height="0.509cm" draw:transform="rotate (-0.6770132168486) translate (9.321cm 5.92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4" draw:layer="Capa4" svg:width="2.4cm" svg:height="0.9cm" svg:x="7cm" svg:y="5.4cm">
          <text:p text:style-name="P3"><text:span text:style-name="T2">fluentbit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Capa4" svg:width="2.4cm" svg:height="0.9cm" svg:x="2.5cm" svg:y="3.3cm">
          <text:p text:style-name="P3"><text:span text:style-name="T2">k-metrics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Capa4" svg:width="2.2cm" svg:height="0.5cm" svg:x="4.9cm" svg:y="3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Predeterminado">
        <draw:custom-shape draw:style-name="gr41" draw:text-style-name="P20" xml:id="id29" draw:id="id29" draw:layer="Capa4" svg:width="0.7cm" svg:height="0.6cm" svg:x="1.6cm" svg:y="2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2" draw:text-style-name="P4" xml:id="id24" draw:id="id24" draw:layer="Capa4" svg:width="1.8cm" svg:height="0.9cm" svg:x="3.4cm" svg:y="2.5cm">
          <text:p text:style-name="P3"><text:span text:style-name="T2">SCM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xml:id="id25" draw:id="id25" draw:layer="Capa4" svg:width="2.7cm" svg:height="1.3cm" svg:x="8.3cm" svg:y="2.1cm">
          <text:p text:style-name="P3"><text:span text:style-name="T2">CI/CDI</text:span></text:p>
          <text:p text:style-name="P3"><text:span text:style-name="T2">by</text:span></text:p>
          <text:p text:style-name="P3"><text:span text:style-name="T2">Jekin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26" draw:id="id26" draw:layer="Capa4" svg:width="2.8cm" svg:height="1.9cm" svg:x="14.5cm" svg:y="2.6cm">
          <text:p text:style-name="P3"><text:span text:style-name="T2">Artifact DB</text:span></text:p>
          <text:p text:style-name="P3"><text:span text:style-name="T2">by</text:span></text:p>
          <text:p text:style-name="P3"><text:span text:style-name="T2">EC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4" xml:id="id27" draw:id="id27" draw:layer="Capa4" svg:width="2.4cm" svg:height="1.3cm" svg:x="8.5cm" svg:y="5.2cm">
          <text:p text:style-name="P3"><text:span text:style-name="T2">CD</text:span></text:p>
          <text:p text:style-name="P3"><text:span text:style-name="T2">by</text:span></text:p>
          <text:p text:style-name="P3"><text:span text:style-name="T2">Jekins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xml:id="id31" draw:id="id31" draw:layer="Capa4" svg:width="4cm" svg:height="1.6cm" svg:x="7.4cm" svg:y="12.6cm">
          <text:p text:style-name="P3"><text:span text:style-name="T2">Environmeny</text:span></text:p>
          <text:p text:style-name="P3"><text:span text:style-name="T2">by</text:span></text:p>
          <text:p text:style-name="P3"><text:span text:style-name="T2">AWS - EC2 - Kubernetes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xml:id="id28" draw:id="id28" draw:layer="Capa4" svg:width="2.5cm" svg:height="1.4cm" svg:x="8.2cm" svg:y="8cm">
          <text:p text:style-name="P3"><text:span text:style-name="T2">Deployment</text:span></text:p>
          <text:p text:style-name="P3"><text:span text:style-name="T2">by</text:span></text:p>
          <text:p text:style-name="P3"><text:span text:style-name="T2">Terraform</text:span></text:p>
          <draw:enhanced-geometry svg:viewBox="0 0 21600 21600" draw:type="rectangle" draw:enhanced-path="M 0 0 L 21600 0 21600 21600 0 21600 0 0 Z N"/>
        </draw:custom-shape>
        <draw:connector draw:style-name="gr47" draw:text-style-name="P8" draw:layer="Capa4" svg:x1="5.2cm" svg:y1="2.95cm" svg:x2="8.3cm" svg:y2="2.75cm" draw:start-shape="id24" draw:start-glue-point="1" draw:end-shape="id25" draw:end-glue-point="3" svg:d="M5200 2950h1550v-200h1550" svg:viewBox="0 0 3101 201">
          <text:p/>
        </draw:connector>
        <draw:connector draw:style-name="gr47" draw:text-style-name="P8" draw:layer="Capa4" svg:x1="11cm" svg:y1="2.75cm" svg:x2="14.5cm" svg:y2="3.55cm" draw:start-shape="id25" draw:start-glue-point="1" draw:end-shape="id26" draw:end-glue-point="6" svg:d="M11000 2750h1750v800h1750" svg:viewBox="0 0 3501 801">
          <text:p/>
        </draw:connector>
        <draw:connector draw:style-name="gr47" draw:text-style-name="P8" draw:layer="Capa4" svg:x1="9.65cm" svg:y1="3.4cm" svg:x2="9.7cm" svg:y2="5.2cm" draw:start-shape="id25" draw:start-glue-point="2" draw:end-shape="id27" draw:end-glue-point="0" svg:d="M9650 3400v900h50v900" svg:viewBox="0 0 51 1801">
          <text:p/>
        </draw:connector>
        <draw:connector draw:style-name="gr47" draw:text-style-name="P8" draw:layer="Capa4" svg:x1="9.7cm" svg:y1="6.5cm" svg:x2="9.45cm" svg:y2="8cm" draw:start-shape="id27" draw:start-glue-point="2" draw:end-shape="id28" svg:d="M9700 6500v750h-250v750" svg:viewBox="0 0 251 1501">
          <text:p/>
        </draw:connector>
        <draw:custom-shape draw:style-name="gr41" draw:text-style-name="P20" xml:id="id30" draw:id="id30" draw:layer="Capa4" svg:width="0.7cm" svg:height="0.6cm" svg:x="4.9cm" svg:y="8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8" draw:layer="Capa4" svg:x1="2.3cm" svg:y1="3cm" svg:x2="3.4cm" svg:y2="2.95cm" draw:start-shape="id29" draw:start-glue-point="10" draw:end-shape="id24" draw:end-glue-point="3" svg:d="M2300 3000h551v-50h549" svg:viewBox="0 0 1101 51">
          <text:p/>
        </draw:connector>
        <draw:connector draw:style-name="gr47" draw:text-style-name="P8" draw:layer="Capa4" svg:x1="5.6cm" svg:y1="8.7cm" svg:x2="8.2cm" svg:y2="8.7cm" draw:start-shape="id30" draw:start-glue-point="10" draw:end-shape="id28" draw:end-glue-point="3" svg:d="M5600 8700h2600" svg:viewBox="0 0 2601 1">
          <text:p/>
        </draw:connector>
        <draw:connector draw:style-name="gr47" draw:text-style-name="P8" draw:layer="Capa4" svg:x1="9.45cm" svg:y1="9.4cm" svg:x2="9.4cm" svg:y2="12.6cm" draw:start-shape="id28" draw:start-glue-point="2" draw:end-shape="id31" draw:end-glue-point="0" svg:d="M9450 9400v1600h-50v1600" svg:viewBox="0 0 51 3201">
          <text:p/>
        </draw:connector>
        <draw:connector draw:style-name="gr47" draw:text-style-name="P8" draw:layer="Capa4" svg:x1="15.9cm" svg:y1="4.5cm" svg:x2="11.4cm" svg:y2="13.4cm" draw:start-shape="id26" draw:start-glue-point="7" draw:end-shape="id31" draw:end-glue-point="1" svg:d="M15900 4500v8900h-4500" svg:viewBox="0 0 4501 8901">
          <text:p/>
        </draw:connector>
        <draw:custom-shape draw:style-name="gr48" draw:text-style-name="P4" xml:id="id32" draw:id="id32" draw:layer="Capa4" svg:width="3.7cm" svg:height="1.7cm" svg:x="2.1cm" svg:y="10.6cm">
          <text:p text:style-name="P3"><text:span text:style-name="T2">Infrastructure bootstrap</text:span></text:p>
          <text:p text:style-name="P3"><text:span text:style-name="T2">by</text:span></text:p>
          <text:p text:style-name="P3"><text:span text:style-name="T2">Kops and scripts</text:span></text:p>
          <draw:enhanced-geometry svg:viewBox="0 0 21600 21600" draw:type="rectangle" draw:enhanced-path="M 0 0 L 21600 0 21600 21600 0 21600 0 0 Z N"/>
        </draw:custom-shape>
        <draw:connector draw:style-name="gr47" draw:text-style-name="P8" draw:layer="Capa4" svg:x1="5.25cm" svg:y1="9cm" svg:x2="3.95cm" svg:y2="10.6cm" draw:start-shape="id30" draw:start-glue-point="8" draw:end-shape="id32" svg:d="M5250 9000v801h-1300v799" svg:viewBox="0 0 1301 1601">
          <text:p/>
        </draw:connector>
        <draw:connector draw:style-name="gr47" draw:text-style-name="P8" draw:layer="Capa4" svg:x1="3.95cm" svg:y1="12.3cm" svg:x2="7.4cm" svg:y2="13.4cm" draw:start-shape="id32" draw:start-glue-point="2" draw:end-shape="id31" draw:end-glue-point="3" svg:d="M3950 12300v1100h3450" svg:viewBox="0 0 3451 1101">
          <text:p/>
        </draw:connector>
      </draw:page>
      <draw:page draw:name="page5" draw:style-name="dp1" draw:master-page-name="Predeterminado">
        <draw:g>
          <draw:custom-shape draw:style-name="gr3" draw:text-style-name="P4" draw:layer="Capa4" svg:width="2.1cm" svg:height="1cm" svg:x="3.301cm" svg:y="3.8cm">
            <text:p text:style-name="P3"><text:span text:style-name="T2">scm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Capa4" svg:width="0.8cm" svg:height="0.6cm" svg:x="3.901cm" svg:y="6.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8" draw:text-style-name="P5" draw:layer="Capa4" svg:width="0.8cm" svg:height="0.6cm" svg:x="4.901cm" svg:y="7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8" draw:text-style-name="P5" draw:layer="Capa4" svg:width="0.8cm" svg:height="0.6cm" svg:x="11.401cm" svg:y="5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49" draw:text-style-name="P21" draw:layer="Capa4" svg:width="0.4cm" svg:height="1.2cm" svg:x="4.101cm" svg:y="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0" draw:text-style-name="P21" draw:layer="Capa4" svg:width="1.5cm" svg:height="0.5cm" svg:x="5.601cm" svg:y="4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Capa4" svg:width="2.8cm" svg:height="1.9cm" svg:x="14.601cm" svg:y="3.3cm">
            <text:p text:style-name="P3"><text:span text:style-name="T3">Artifact</text:span></text:p>
            <text:p text:style-name="P3"><text:span text:style-name="T3">D</text:span><text:span text:style-name="T2">B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1" draw:text-style-name="P21" draw:layer="Capa4" svg:width="4.3cm" svg:height="0.5cm" svg:x="9.80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4" draw:layer="Capa4" svg:width="3.6cm" svg:height="1.4cm" svg:x="7.301cm" svg:y="7.3cm">
            <text:p text:style-name="P3"><text:span text:style-name="T2">Deployment</text:span></text:p>
            <text:p text:style-name="P3"><text:span text:style-name="T2">or</text:span></text:p>
            <text:p text:style-name="P3"><text:span text:style-name="T2">CD (deployment)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1" draw:layer="Capa4" svg:width="0.4cm" svg:height="1.7cm" draw:transform="rotate (0.974068255538035) translate (9.77cm 5.031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4" draw:layer="Capa4" svg:width="2.5cm" svg:height="1.1cm" svg:x="7.301cm" svg:y="3.7cm">
            <text:p text:style-name="P3"><text:span text:style-name="T2">CI / CD (delivery)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21" draw:layer="Capa4" svg:width="0.6cm" svg:height="2.5cm" svg:x="8.101cm" svg:y="4.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0" draw:text-style-name="P21" draw:layer="Capa4" svg:width="1.5cm" svg:height="0.5cm" svg:x="5.801cm" svg:y="7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zonas</svg:title>
      </draw:layer>
      <draw:layer draw:name="background"/>
      <draw:layer draw:name="backgroundobjects"/>
      <draw:layer draw:name="controls"/>
      <draw:layer draw:name="measurelines"/>
      <draw:layer draw:name="Capa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2:45:03.787118844</meta:creation-date>
    <dc:date>2020-12-21T11:10:04.324413029</dc:date>
    <meta:editing-duration>PT4H56M2S</meta:editing-duration>
    <meta:editing-cycles>32</meta:editing-cycles>
    <meta:generator>LibreOffice/6.4.6.2$Linux_X86_64 LibreOffice_project/40$Build-2</meta:generator>
    <meta:document-statistic meta:object-count="111"/>
  </office:meta>
</office:document-meta>
</file>